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FF" style:letter-kerning="false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style:letter-kerning="false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style:letter-kerning="false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6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7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8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9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2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3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4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5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6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7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8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9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1" style:parent-style-name="Normal" style:list-style-name="LFO9" style:family="paragraph">
      <style:paragraph-properties fo:margin-top="0.0694in" fo:margin-bottom="0.0694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4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7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8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9" style:parent-style-name="Normal" style:list-style-name="LFO10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5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7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8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9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0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1" style:parent-style-name="Normal" style:list-style-name="LFO10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6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6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9" style:parent-style-name="Normal" style:list-style-name="LFO11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5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6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7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1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5" style:parent-style-name="Normal" style:list-style-name="LFO11" style:family="paragraph">
      <style:paragraph-properties fo:margin-top="0.0694in" fo:margin-bottom="0.0694in" fo:line-height="100%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90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1" style:parent-style-name="Normal" style:list-style-name="LFO12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1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2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3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4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5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6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7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8" style:parent-style-name="Normal" style:list-style-name="LFO12" style:family="paragraph">
      <style:paragraph-properties fo:margin-top="0.0694in" fo:margin-bottom="0.0694in" fo:line-height="100%"/>
    </style:style>
    <style:style style:name="T10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1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13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4" style:parent-style-name="Normal" style:list-style-name="LFO13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16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7" style:parent-style-name="Normal" style:list-style-name="LFO13" style:family="paragraph">
      <style:paragraph-properties fo:margin-top="0.0694in" fo:margin-bottom="0.0694in" fo:line-height="100%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19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0" style:parent-style-name="Normal" style:list-style-name="LFO13" style:family="paragraph">
      <style:paragraph-properties fo:margin-top="0.0694in" fo:margin-bottom="0.0694in" fo:line-height="100%"/>
    </style:style>
    <style:style style:name="T12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23" style:parent-style-name="Normal" style:list-style-name="LFO13" style:family="paragraph">
      <style:paragraph-properties fo:margin-top="0.0694in" fo:margin-bottom="0.0694in" fo:line-height="100%"/>
    </style:style>
    <style:style style:name="T12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26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7" style:parent-style-name="Normal" style:list-style-name="LFO13" style:family="paragraph">
      <style:paragraph-properties fo:margin-top="0.0694in" fo:margin-bottom="0.0694in" fo:line-height="100%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29" style:parent-style-name="Normal" style:list-style-name="LFO13" style:family="paragraph">
      <style:paragraph-properties fo:margin-top="0.0694in" fo:margin-bottom="0.0694in" fo:line-height="100%"/>
    </style:style>
    <style:style style:name="T13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3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3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5" style:parent-style-name="Normal" style:list-style-name="LFO13" style:family="paragraph">
      <style:paragraph-properties fo:margin-top="0.0694in" fo:margin-bottom="0.0694in" fo:line-height="100%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37" style:parent-style-name="Normal" style:list-style-name="LFO13" style:family="paragraph">
      <style:paragraph-properties fo:margin-top="0.0694in" fo:margin-bottom="0.0694in" fo:line-height="100%"/>
    </style:style>
    <style:style style:name="T13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4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4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43" style:parent-style-name="Normal" style:list-style-name="LFO13" style:family="paragraph">
      <style:paragraph-properties fo:margin-top="0.0694in" fo:margin-bottom="0.0694in" fo:line-height="100%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47" style:parent-style-name="Normal" style:list-style-name="LFO14" style:family="paragraph">
      <style:paragraph-properties fo:margin-top="0.0694in" fo:margin-bottom="0.0694in" fo:line-height="100%"/>
    </style:style>
    <style:style style:name="T14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5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152" style:family="table-column">
      <style:table-column-properties style:column-width="4.493in"/>
    </style:style>
    <style:style style:name="TableColumn153" style:family="table-column">
      <style:table-column-properties style:column-width="0.4958in"/>
    </style:style>
    <style:style style:name="TableColumn154" style:family="table-column">
      <style:table-column-properties style:column-width="0.6625in"/>
    </style:style>
    <style:style style:name="TableColumn155" style:family="table-column">
      <style:table-column-properties style:column-width="0.8486in"/>
    </style:style>
    <style:style style:name="Table151" style:family="table">
      <style:table-properties style:width="6.5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205" style:parent-style-name="Normal" style:list-style-name="LFO15" style:family="paragraph">
      <style:paragraph-properties fo:margin-top="0.0694in" fo:margin-bottom="0.0694in" fo:line-height="100%"/>
    </style:style>
    <style:style style:name="T20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0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0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210" style:family="table-column">
      <style:table-column-properties style:column-width="3.175in"/>
    </style:style>
    <style:style style:name="TableColumn211" style:family="table-column">
      <style:table-column-properties style:column-width="1.6618in"/>
    </style:style>
    <style:style style:name="TableColumn212" style:family="table-column">
      <style:table-column-properties style:column-width="0.6368in"/>
    </style:style>
    <style:style style:name="TableColumn213" style:family="table-column">
      <style:table-column-properties style:column-width="1.0263in"/>
    </style:style>
    <style:style style:name="Table209" style:family="table">
      <style:table-properties style:width="6.5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243" style:family="table-row">
      <style:table-row-properties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/>
    </style:style>
    <style:style style:name="T24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253" style:family="table-row">
      <style:table-row-properties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263" style:family="table-row">
      <style:table-row-properties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273" style:parent-style-name="Normal" style:list-style-name="LFO16" style:family="paragraph">
      <style:paragraph-properties fo:margin-top="0.0694in" fo:margin-bottom="0.0694in" fo:line-height="100%"/>
    </style:style>
    <style:style style:name="T27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7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278" style:family="table-column">
      <style:table-column-properties style:column-width="2.3673in"/>
    </style:style>
    <style:style style:name="TableColumn279" style:family="table-column">
      <style:table-column-properties style:column-width="0.8937in"/>
    </style:style>
    <style:style style:name="TableColumn280" style:family="table-column">
      <style:table-column-properties style:column-width="0.3659in"/>
    </style:style>
    <style:style style:name="TableColumn281" style:family="table-column">
      <style:table-column-properties style:column-width="0.8486in"/>
    </style:style>
    <style:style style:name="Table277" style:family="table">
      <style:table-properties style:width="4.4756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301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02" style:parent-style-name="Normal" style:list-style-name="LFO17" style:family="paragraph">
      <style:paragraph-properties fo:margin-top="0.0694in" fo:margin-bottom="0.0694in" fo:line-height="100%"/>
    </style:style>
    <style:style style:name="T30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3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306" style:parent-style-name="Normal" style:list-style-name="LFO18" style:family="paragraph">
      <style:paragraph-properties fo:margin-top="0.0694in" fo:margin-bottom="0.0694in" fo:line-height="100%"/>
    </style:style>
    <style:style style:name="T30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0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311" style:family="table-column">
      <style:table-column-properties style:column-width="2.8493in"/>
    </style:style>
    <style:style style:name="TableColumn312" style:family="table-column">
      <style:table-column-properties style:column-width="1.6208in"/>
    </style:style>
    <style:style style:name="TableColumn313" style:family="table-column">
      <style:table-column-properties style:column-width="0.6437in"/>
    </style:style>
    <style:style style:name="TableColumn314" style:family="table-column">
      <style:table-column-properties style:column-width="1.3861in"/>
    </style:style>
    <style:style style:name="Table310" style:family="table">
      <style:table-properties style:width="6.5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6" style:parent-style-name="Normal" style:family="paragraph">
      <style:paragraph-properties fo:margin-bottom="0in" fo:line-height="100%"/>
    </style:style>
    <style:style style:name="T32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margin-bottom="0in" fo:line-height="100%"/>
    </style:style>
    <style:style style:name="T33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44" style:family="table-row">
      <style:table-row-properties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364" style:parent-style-name="Normal" style:list-style-name="LFO19" style:family="paragraph">
      <style:paragraph-properties fo:margin-top="0.0694in" fo:margin-bottom="0.0694in" fo:line-height="100%"/>
    </style:style>
    <style:style style:name="T36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6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6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369" style:family="table-column">
      <style:table-column-properties style:column-width="2.8076in"/>
    </style:style>
    <style:style style:name="TableColumn370" style:family="table-column">
      <style:table-column-properties style:column-width="1.7437in"/>
    </style:style>
    <style:style style:name="TableColumn371" style:family="table-column">
      <style:table-column-properties style:column-width="0.5763in"/>
    </style:style>
    <style:style style:name="TableColumn372" style:family="table-column">
      <style:table-column-properties style:column-width="1.3722in"/>
    </style:style>
    <style:style style:name="Table368" style:family="table">
      <style:table-properties style:width="6.5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382" style:family="table-row">
      <style:table-row-properties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margin-bottom="0in" fo:line-height="100%"/>
    </style:style>
    <style:style style:name="T39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margin-bottom="0in" fo:line-height="100%"/>
    </style:style>
    <style:style style:name="T41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22" style:family="table-row">
      <style:table-row-properties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margin-bottom="0in" fo:line-height="100%"/>
    </style:style>
    <style:style style:name="T42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43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434" style:parent-style-name="Normal" style:list-style-name="LFO20" style:family="paragraph">
      <style:paragraph-properties fo:margin-top="0.0694in" fo:margin-bottom="0.0694in" fo:line-height="100%"/>
    </style:style>
    <style:style style:name="T43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3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3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38" style:parent-style-name="Normal" style:list-style-name="LFO20" style:family="paragraph">
      <style:paragraph-properties fo:margin-top="0.0694in" fo:margin-bottom="0.0694in" fo:line-height="100%"/>
    </style:style>
    <style:style style:name="T43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40" style:parent-style-name="Normal" style:list-style-name="LFO20" style:family="paragraph">
      <style:paragraph-properties fo:margin-top="0.0694in" fo:margin-bottom="0.0694in" fo:line-height="100%"/>
    </style:style>
    <style:style style:name="T44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42" style:parent-style-name="Normal" style:list-style-name="LFO20" style:family="paragraph">
      <style:paragraph-properties fo:margin-top="0.0694in" fo:margin-bottom="0.0694in" fo:line-height="100%"/>
    </style:style>
    <style:style style:name="T44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44" style:parent-style-name="Normal" style:list-style-name="LFO20" style:family="paragraph">
      <style:paragraph-properties fo:margin-top="0.0694in" fo:margin-bottom="0.0694in" fo:line-height="100%"/>
    </style:style>
    <style:style style:name="T44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46" style:parent-style-name="Normal" style:list-style-name="LFO20" style:family="paragraph">
      <style:paragraph-properties fo:margin-top="0.0694in" fo:margin-bottom="0.0694in" fo:line-height="100%"/>
    </style:style>
    <style:style style:name="T44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48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49" style:parent-style-name="Normal" style:list-style-name="LFO20" style:family="paragraph">
      <style:paragraph-properties fo:margin-top="0.0694in" fo:margin-bottom="0.0694in" fo:line-height="100%"/>
    </style:style>
    <style:style style:name="T45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5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53" style:parent-style-name="Normal" style:list-style-name="LFO20" style:family="paragraph">
      <style:paragraph-properties fo:margin-top="0.0694in" fo:margin-bottom="0.0694in" fo:line-height="100%"/>
    </style:style>
    <style:style style:name="T45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55" style:parent-style-name="Normal" style:list-style-name="LFO20" style:family="paragraph">
      <style:paragraph-properties fo:margin-top="0.0694in" fo:margin-bottom="0.0694in" fo:line-height="100%"/>
    </style:style>
    <style:style style:name="T45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57" style:parent-style-name="Normal" style:list-style-name="LFO20" style:family="paragraph">
      <style:paragraph-properties fo:margin-top="0.0694in" fo:margin-bottom="0.0694in" fo:line-height="100%"/>
    </style:style>
    <style:style style:name="T45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59" style:parent-style-name="Normal" style:list-style-name="LFO20" style:family="paragraph">
      <style:paragraph-properties fo:margin-top="0.0694in" fo:margin-bottom="0.0694in" fo:line-height="100%"/>
    </style:style>
    <style:style style:name="T46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61" style:parent-style-name="Normal" style:list-style-name="LFO20" style:family="paragraph">
      <style:paragraph-properties fo:margin-top="0.0694in" fo:margin-bottom="0.0694in" fo:line-height="100%"/>
    </style:style>
    <style:style style:name="T46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63" style:parent-style-name="Normal" style:list-style-name="LFO20" style:family="paragraph">
      <style:paragraph-properties fo:margin-top="0.0694in" fo:margin-bottom="0.0694in" fo:line-height="100%"/>
    </style:style>
    <style:style style:name="T46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65" style:parent-style-name="Normal" style:list-style-name="LFO20" style:family="paragraph">
      <style:paragraph-properties fo:margin-top="0.0694in" fo:margin-bottom="0.0694in" fo:line-height="100%"/>
    </style:style>
    <style:style style:name="T46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6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6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69" style:parent-style-name="Normal" style:list-style-name="LFO20" style:family="paragraph">
      <style:paragraph-properties fo:margin-top="0.0694in" fo:margin-bottom="0.0694in" fo:line-height="100%"/>
    </style:style>
    <style:style style:name="T47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71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72" style:parent-style-name="Normal" style:list-style-name="LFO20" style:family="paragraph">
      <style:paragraph-properties fo:margin-top="0.0694in" fo:margin-bottom="0.0694in" fo:line-height="100%"/>
    </style:style>
    <style:style style:name="T47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74" style:parent-style-name="Normal" style:list-style-name="LFO20" style:family="paragraph">
      <style:paragraph-properties fo:margin-top="0.0694in" fo:margin-bottom="0.0694in" fo:line-height="100%"/>
    </style:style>
    <style:style style:name="T47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76" style:parent-style-name="Normal" style:list-style-name="LFO20" style:family="paragraph">
      <style:paragraph-properties fo:margin-top="0.0694in" fo:margin-bottom="0.0694in" fo:line-height="100%"/>
    </style:style>
    <style:style style:name="T47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78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79" style:parent-style-name="Normal" style:list-style-name="LFO20" style:family="paragraph">
      <style:paragraph-properties fo:margin-top="0.0694in" fo:margin-bottom="0.0694in" fo:line-height="100%"/>
    </style:style>
    <style:style style:name="T48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81" style:parent-style-name="Normal" style:list-style-name="LFO20" style:family="paragraph">
      <style:paragraph-properties fo:margin-top="0.0694in" fo:margin-bottom="0.0694in" fo:line-height="100%"/>
    </style:style>
    <style:style style:name="T48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family="graphic" style:name="a0">
      <style:graphic-properties draw:fill="none" draw:stroke="none"/>
    </style:style>
  </office:automatic-styles>
  <office:body>
    <office:text text:use-soft-page-breaks="true">
      <text:h text:style-name="P1" text:outline-level="1">High-Performance Computing (Resources and Capabilities)</text:h>
      <text:p text:style-name="P2"><text:span text:style-name="T3"><draw:custom-shape svg:x="0in" svg:y="0in" svg:width="0.33333in" svg:height="0.33333in" draw:id="id0" draw:style-name="a0" draw:name="AutoShape 3" text:anchor-type="as-char"><svg:title/><svg:desc/><draw:enhanced-geometry draw:type="non-primitive" svg:viewBox="0 0 21600 21600" draw:enhanced-path="M 0 0 L 21600 0 21600 21600 0 21600 Z N"/></draw:custom-shape></text:span><text:span text:style-name="T4"><text:line-break/></text:span><text:a xlink:href="https://github.com/wsphd/csun-hpc/" office:target-frame-name="_top" xlink:show="replace"><text:span text:style-name="T5">https://github.com/wsphd/csun-hpc/</text:span></text:a></text:p>
      <text:p text:style-name="P6"><text:span text:style-name="T7">"High-Performance Computing (Resources and Capabilities)</text:span><text:span text:style-name="T8"><text:line-break/></text:span><text:span text:style-name="T9">California State University, Northirdge (CSUN)</text:span></text:p>
      <text:p text:style-name="P10"><text:span text:style-name="T11">Friday, April 11, 2025</text:span><text:span text:style-name="T12"><text:line-break/></text:span><text:span text:style-name="T13">CSUN Faculty Retreat - Odyssey Restaurant</text:span></text:p>
      <text:p text:style-name="P14"><text:span text:style-name="T15">Zack Hillbruner,<text:s/></text:span><text:span text:style-name="T16">Information Technology</text:span><text:span text:style-name="T17">,<text:s/></text:span><text:a xlink:href="mailto:zack.hillbruner@csun.edu" office:target-frame-name="_top" xlink:show="replace"><text:span text:style-name="T18">zack.hillbruner@csun.edu</text:span></text:a></text:p>
      <text:p text:style-name="P19"><text:span text:style-name="T20">Wayne Smith, Ph.D.,<text:s/></text:span><text:span text:style-name="T21">Department of Management</text:span><text:span text:style-name="T22">,<text:s/></text:span><text:a xlink:href="mailto:ws@csun.edu" office:target-frame-name="_top" xlink:show="replace"><text:span text:style-name="T23">ws@csun.edu</text:span></text:a></text:p>
      <text:p text:style-name="P24">Introduction/Background/Motivation<text:s/></text:p>
      <text:h text:style-name="P25" text:outline-level="2">Introduction/Background/Motivation</text:h>
      <text:list text:style-name="LFO9" text:continue-numbering="true">
        <text:list-item>
          <text:p text:style-name="P26">Some n i N needs are ≤ contemporary desktop/laptop and software</text:p>
          <text:list text:continue-numbering="true">
            <text:list-item>
              <text:p text:style-name="P27">But double-check new methodologies and growth (and by extension, movement) of data</text:p>
            </text:list-item>
          </text:list>
        </text:list-item>
        <text:list-item>
          <text:p text:style-name="P28">Some n j N needs are &gt; contemporary desktop/laptop and software</text:p>
          <text:list text:continue-numbering="true">
            <text:list-item>
              <text:p text:style-name="P29">Essentially, "compute-intensive, data-intensive, or network-intensive"</text:p>
            </text:list-item>
            <text:list-item>
              <text:p text:style-name="P30">Use primarily FOSS (Linux, Open Source, etc.) to complement COTS (Windows, SPSS, etc.)</text:p>
            </text:list-item>
          </text:list>
        </text:list-item>
        <text:list-item>
          <text:p text:style-name="P31">Private, "on-premises" servers</text:p>
          <text:list text:continue-numbering="true">
            <text:list-item>
              <text:p text:style-name="P32">Usually purchased by an individual faculty member or Dept. (often with a grant or project)</text:p>
            </text:list-item>
            <text:list-item>
              <text:p text:style-name="P33">Usually located in the on-campus CSUN MDF</text:p>
            </text:list-item>
            <text:list-item>
              <text:p text:style-name="P34">CSUN IT usually racks and networks the system; Users manage the system and applications</text:p>
            </text:list-item>
          </text:list>
        </text:list-item>
        <text:list-item>
          <text:p text:style-name="P35">Public Cloud (AWS, GCP, MS-Azure, OCI, Digital Ocean, etc.)</text:p>
          <text:list text:continue-numbering="true">
            <text:list-item>
              <text:p text:style-name="P36">Use "free-tier" (still need to provide a credit card)</text:p>
            </text:list-item>
            <text:list-item>
              <text:p text:style-name="P37">Purchase credits with a credit card</text:p>
            </text:list-item>
            <text:list-item>
              <text:p text:style-name="P38">Scholars can ask for resources for substantive reseearch</text:p>
            </text:list-item>
          </text:list>
        </text:list-item>
        <text:list-item>
          <text:p text:style-name="P39">Or?</text:p>
          <text:list text:continue-numbering="true">
            <text:list-item>
              <text:p text:style-name="P40">NSF-funded, multi-year, inter-institution, STEAM/SocialSTEM, R3s/CCC's too</text:p>
            </text:list-item>
            <text:list-item>
              <text:p text:style-name="P41"><text:a xlink:href="https://www.csun.edu/it/technology-resources-research" office:target-frame-name="_top" xlink:show="replace"><text:span text:style-name="T42">CSUN IT Technology Resources for Research</text:span></text:a></text:p>
            </text:list-item>
          </text:list>
        </text:list-item>
      </text:list>
      <text:p text:style-name="P43">General Advanced Computing/Data Management<text:s/></text:p>
      <text:soft-page-break/>
      <text:h text:style-name="P44" text:outline-level="2">General Advanced Computing/Data Management</text:h>
      <text:list text:style-name="LFO10" text:continue-numbering="true">
        <text:list-item>
          <text:p text:style-name="P45">There are plenty of (non-HPC) advanced computing issues too (research and instruction).</text:p>
        </text:list-item>
        <text:list-item>
          <text:p text:style-name="P46">Ecosystem Transition: Compute</text:p>
          <text:list text:continue-numbering="true">
            <text:list-item>
              <text:p text:style-name="P47">COTS languages (e.g., SPSS, Stata, MPlus, Matlab) -&gt; FOSS languages (e.g., R, Python, Julia)</text:p>
            </text:list-item>
            <text:list-item>
              <text:p text:style-name="P48">COTS spreadsheets (e.g., Excel ) -&gt; FOSS spreadsheets(e.g., LibreOffice).</text:p>
            </text:list-item>
            <text:list-item>
              <text:p text:style-name="P49"><text:span text:style-name="T50">Operating Systems (e.g., Windows/MacOs )<text:s/></text:span><text:span text:style-name="T51">plus</text:span><text:span text:style-name="T52"><text:s/>Linux, Excel -&gt; LibreOffice, etc.</text:span></text:p>
            </text:list-item>
            <text:list-item>
              <text:p text:style-name="P53">Beyond replication -&gt; Reproducibility (not just 'A' journals)</text:p>
            </text:list-item>
          </text:list>
        </text:list-item>
        <text:list-item>
          <text:p text:style-name="P54">Ecosystem Transition: Data</text:p>
          <text:list text:continue-numbering="true">
            <text:list-item>
              <text:p text:style-name="P55">"Big Data"</text:p>
            </text:list-item>
            <text:list-item>
              <text:p text:style-name="P56">research results can include output data (and perhaps even source data) too</text:p>
            </text:list-item>
          </text:list>
        </text:list-item>
        <text:list-item>
          <text:p text:style-name="P57">Ecosystem Transition: Network</text:p>
          <text:list text:continue-numbering="true">
            <text:list-item>
              <text:p text:style-name="P58">"Big Data"</text:p>
            </text:list-item>
            <text:list-item>
              <text:p text:style-name="P59">research results can include output data (and perhaps even source data) too</text:p>
            </text:list-item>
          </text:list>
        </text:list-item>
        <text:list-item>
          <text:p text:style-name="P60">Example: Technology Trends</text:p>
          <text:list text:continue-numbering="true">
            <text:list-item>
              <text:p text:style-name="P61"><text:span text:style-name="T62">Campus Labs<text:s/></text:span><text:span text:style-name="T63">plus</text:span><text:span text:style-name="T64"><text:s/>Home Labs, Open Science, Open Research, Open Data, Open anything...</text:span></text:p>
            </text:list-item>
          </text:list>
        </text:list-item>
        <text:list-item>
          <text:p text:style-name="P65">I'm happy to discuss these issues too but it's not the focus on this material.</text:p>
        </text:list-item>
      </text:list>
      <text:p text:style-name="P66">Jetstream2<text:s/></text:p>
      <text:h text:style-name="P67" text:outline-level="2">Jetstream2</text:h>
      <text:list text:style-name="LFO11" text:continue-numbering="true">
        <text:list-item>
          <text:p text:style-name="P68">Managed by Indiana University</text:p>
        </text:list-item>
        <text:list-item>
          <text:p text:style-name="P69"><text:span text:style-name="T70">100's of GiB of RAM, 10's of PB of disk, 10's of<text:s/></text:span><text:a xlink:href="https://en.wikipedia.org/wiki/Graphics_processing_unit" office:target-frame-name="_top" xlink:show="replace"><text:span text:style-name="T71">GPUs</text:span></text:a><text:span text:style-name="T72">, fast networks</text:span></text:p>
          <text:list text:continue-numbering="true">
            <text:list-item>
              <text:p text:style-name="P73">Best for new learners, data science projects (R, Python, Julia, etc.), large simulations, gateway to other systems, including several supercomputers around the country</text:p>
            </text:list-item>
          </text:list>
        </text:list-item>
        <text:list-item>
          <text:p text:style-name="P74">Need an "ACCESS ID"</text:p>
          <text:list text:continue-numbering="true">
            <text:list-item>
              <text:p text:style-name="P75">Like an ORCID ID but for Research Computing</text:p>
            </text:list-item>
            <text:list-item>
              <text:p text:style-name="P76">Have CV or Resume for upload (don't worry, your request will be approved)</text:p>
            </text:list-item>
          </text:list>
        </text:list-item>
        <text:list-item>
          <text:p text:style-name="P77">Be willing to learn:</text:p>
          <text:list text:continue-numbering="true">
            <text:list-item>
              <text:p text:style-name="P78">How to ask (nicely and well, for more (incrementally) resources, and read a simple dashboard</text:p>
            </text:list-item>
            <text:list-item>
              <text:p text:style-name="P79">the Command line and Linux</text:p>
            </text:list-item>
            <text:list-item>
              <text:p text:style-name="P80">Webshell</text:p>
            </text:list-item>
            <text:list-item>
              <text:p text:style-name="P81">SSH for logging int (and some learning curve for generating SSH keys and passphrases)</text:p>
            </text:list-item>
            <text:list-item>
              <text:p text:style-name="P82">SCP for file transfer (after the SSH process is done)</text:p>
            </text:list-item>
          </text:list>
        </text:list-item>
        <text:list-item>
          <text:p text:style-name="P83">(Live demo)</text:p>
        </text:list-item>
        <text:list-item>
          <text:p text:style-name="P84">Start here:</text:p>
          <text:list text:continue-numbering="true">
            <text:list-item>
              <text:p text:style-name="P85"><text:span text:style-name="T86">[Jetstream ACCESS page]</text:span><text:a xlink:href="https://jetstream-cloud.org/get-started/index.html" office:target-frame-name="_top" xlink:show="replace"><text:span text:style-name="T87">https://jetstream-cloud.org/get-started/index.html</text:span></text:a></text:p>
            </text:list-item>
          </text:list>
        </text:list-item>
      </text:list>
      <text:soft-page-break/>
      <text:p text:style-name="P88">Nautilus/NRP<text:s/></text:p>
      <text:h text:style-name="P89" text:outline-level="2">Nautilus/NRP</text:h>
      <text:list text:style-name="LFO12" text:continue-numbering="true">
        <text:list-item>
          <text:p text:style-name="P90">Managed by University of California, San Diego</text:p>
        </text:list-item>
        <text:list-item>
          <text:p text:style-name="P91"><text:span text:style-name="T92">100's of GiB of RAM, 10's of PB of disk, 100's of<text:s/></text:span><text:a xlink:href="https://en.wikipedia.org/wiki/Graphics_processing_unit" office:target-frame-name="_top" xlink:show="replace"><text:span text:style-name="T93">GPUs</text:span></text:a><text:span text:style-name="T94">/</text:span><text:a xlink:href="https://en.wikipedia.org/wiki/Field-programmable_gate_array" office:target-frame-name="_top" xlink:show="replace"><text:span text:style-name="T95">FPGAs</text:span></text:a><text:span text:style-name="T96">/</text:span><text:a xlink:href="https://en.wikipedia.org/wiki/Tensor_Processing_Unit" office:target-frame-name="_top" xlink:show="replace"><text:span text:style-name="T97">TPUs</text:span></text:a><text:span text:style-name="T98">/</text:span><text:a xlink:href="https://en.wikipedia.org/wiki/Data_processing_unit" office:target-frame-name="_top" xlink:show="replace"><text:span text:style-name="T99">DPUs</text:span></text:a><text:span text:style-name="T100">, very fast networks</text:span></text:p>
          <text:list text:continue-numbering="true">
            <text:list-item>
              <text:p text:style-name="P101">Best for leading-edge science and engineering, especially w/ funded labs and staff</text:p>
            </text:list-item>
          </text:list>
        </text:list-item>
        <text:list-item>
          <text:p text:style-name="P102">Be willing to learn:</text:p>
          <text:list text:continue-numbering="true">
            <text:list-item>
              <text:p text:style-name="P103">Must be comfortable with the Command Line, Open Source, and Linux</text:p>
            </text:list-item>
            <text:list-item>
              <text:p text:style-name="P104">Kubernetes (open source client-server), you use the "kubectl" binary</text:p>
            </text:list-item>
            <text:list-item>
              <text:p text:style-name="P105">You control just about everyting with ASCII ".yaml" files</text:p>
            </text:list-item>
          </text:list>
        </text:list-item>
        <text:list-item>
          <text:p text:style-name="P106">(Static demo)</text:p>
        </text:list-item>
        <text:list-item>
          <text:p text:style-name="P107">Start here:</text:p>
          <text:list text:continue-numbering="true">
            <text:list-item>
              <text:p text:style-name="P108"><text:span text:style-name="T109">Send Wayne an email -<text:s/></text:span><text:a xlink:href="mailto:ws@csun.edu" office:target-frame-name="_top" xlink:show="replace"><text:span text:style-name="T110">ws@csun.edu</text:span></text:a></text:p>
            </text:list-item>
          </text:list>
        </text:list-item>
      </text:list>
      <text:p text:style-name="P111">Additional Resources (at no charge)<text:s/></text:p>
      <text:h text:style-name="P112" text:outline-level="2">Additional Resources</text:h>
      <text:list text:style-name="LFO13" text:continue-numbering="true">
        <text:list-item>
          <text:p text:style-name="P113">Sometimes, researchers just need an unmanaged or managed (by students, supervised by faculty) resource to host public-facing files and applications</text:p>
          <text:list text:continue-numbering="true">
            <text:list-item>
              <text:p text:style-name="P114"><text:a xlink:href="https://osuosl.org/" office:target-frame-name="_top" xlink:show="replace"><text:span text:style-name="T115">Oregon State University Open Source Lab (OSL)</text:span></text:a></text:p>
            </text:list-item>
          </text:list>
        </text:list-item>
        <text:list-item>
          <text:p text:style-name="P116">Recently, CSUN was added to the Cloudbank/2i2C JupyterHub resource (this complements CSUN Apporto and SDSU/CSUSB TIDE)</text:p>
          <text:list text:continue-numbering="true">
            <text:list-item>
              <text:p text:style-name="P117"><text:a xlink:href="https://csun.cloudbank.2i2c.cloud/" office:target-frame-name="_top" xlink:show="replace"><text:span text:style-name="T118">Cal-ICOR JupyterHub Pilot</text:span></text:a></text:p>
            </text:list-item>
          </text:list>
        </text:list-item>
        <text:list-item>
          <text:p text:style-name="P119">Increasingly, Libretexts is moving beyond "texts" and becoming a complete LMS solution, including a JupyterHub resource</text:p>
          <text:list text:continue-numbering="true">
            <text:list-item>
              <text:p text:style-name="P120"><text:span text:style-name="T121">General System -<text:s/></text:span><text:a xlink:href="https://libretexts.org/" office:target-frame-name="_top" xlink:show="replace"><text:span text:style-name="T122">LibreTexts</text:span></text:a></text:p>
            </text:list-item>
            <text:list-item>
              <text:p text:style-name="P123"><text:span text:style-name="T124">Specific Application -<text:s/></text:span><text:a xlink:href="https://jupyter.libretexts.org/hub/login" office:target-frame-name="_top" xlink:show="replace"><text:span text:style-name="T125">JupyterHub</text:span></text:a></text:p>
            </text:list-item>
          </text:list>
        </text:list-item>
        <text:list-item>
          <text:p text:style-name="P126">Some researchers want to experiment with real Quantum resources</text:p>
          <text:list text:continue-numbering="true">
            <text:list-item>
              <text:p text:style-name="P127"><text:a xlink:href="https://www.dwavequantum.com/learn/training/" office:target-frame-name="_top" xlink:show="replace"><text:span text:style-name="T128">D-Wave LEAP Quantum Launchpad/D-Wave Learn Program (D-Wave)</text:span></text:a></text:p>
            </text:list-item>
          </text:list>
        </text:list-item>
        <text:list-item>
          <text:p text:style-name="P129"><text:span text:style-name="T130">Many researchers require an AI system that<text:s/></text:span><text:span text:style-name="T131">is</text:span><text:span text:style-name="T132"><text:s/>open, transparent, and reproducible (built<text:s/></text:span><text:span text:style-name="T133">top-down</text:span><text:span text:style-name="T134">)</text:span></text:p>
          <text:list text:continue-numbering="true">
            <text:list-item>
              <text:p text:style-name="P135"><text:a xlink:href="https://nairrpilot.org/" office:target-frame-name="_top" xlink:show="replace"><text:span text:style-name="T136">NSF National Artificial Intelligence Research Resource Pilot (NAIIR)</text:span></text:a></text:p>
            </text:list-item>
          </text:list>
        </text:list-item>
        <text:list-item>
          <text:p text:style-name="P137"><text:span text:style-name="T138">Some researchers desire an AI system that<text:s/></text:span><text:span text:style-name="T139">is</text:span><text:span text:style-name="T140"><text:s/>open, transparent, and reproducible (built<text:s/></text:span><text:span text:style-name="T141">bottom-up</text:span><text:span text:style-name="T142">)</text:span></text:p>
          <text:list text:continue-numbering="true">
            <text:list-item>
              <text:p text:style-name="P143"><text:a xlink:href="https://www.kwaai.ai/" office:target-frame-name="_top" xlink:show="replace"><text:span text:style-name="T144">Non-Profit Personal AI Lab (Kwaai)</text:span></text:a></text:p>
            </text:list-item>
          </text:list>
        </text:list-item>
      </text:list>
      <text:p text:style-name="P145">Conferences/Fellowships<text:s/></text:p>
      <text:h text:style-name="P146" text:outline-level="2">Conferences/Fellowships</text:h>
      <text:list text:style-name="LFO14" text:continue-numbering="true">
        <text:list-item>
          <text:p text:style-name="P147"><text:span text:style-name="T148">There are plenty of zero-cost and low-cost U.S. domestic events for learning about HPC resources at the<text:s/></text:span><text:span text:style-name="T149">Application</text:span><text:span text:style-name="T150">-level.</text:span></text:p>
        </text:list-item>
      </text:list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header-rows>
          <table:table-row table:style-name="TableRow156">
            <table:table-cell table:style-name="TableCell157">
              <text:soft-page-break/>
              <text:p text:style-name="P158">Name</text:p>
            </table:table-cell>
            <table:table-cell table:style-name="TableCell159">
              <text:p text:style-name="P160">Venue</text:p>
            </table:table-cell>
            <table:table-cell table:style-name="TableCell161">
              <text:p text:style-name="P162">Cost</text:p>
            </table:table-cell>
            <table:table-cell table:style-name="TableCell163">
              <text:p text:style-name="P164">Timeframe</text:p>
            </table:table-cell>
          </table:table-row>
        </table:table-header-rows>
        <table:table-row table:style-name="TableRow165">
          <table:table-cell table:style-name="TableCell166">
            <text:p text:style-name="P167"><text:a xlink:href="https://pearc.acm.org/" office:target-frame-name="_top" xlink:show="replace"><text:span text:style-name="T168">Practice &amp; Experience in Advanced Research Computing (PEARC)</text:span></text:a></text:p>
          </table:table-cell>
          <table:table-cell table:style-name="TableCell169">
            <text:p text:style-name="P170">varies</text:p>
          </table:table-cell>
          <table:table-cell table:style-name="TableCell171">
            <text:p text:style-name="P172">mid $</text:p>
          </table:table-cell>
          <table:table-cell table:style-name="TableCell173">
            <text:p text:style-name="P174">late July</text:p>
          </table:table-cell>
        </table:table-row>
        <table:table-row table:style-name="TableRow175">
          <table:table-cell table:style-name="TableCell176">
            <text:p text:style-name="P177"><text:a xlink:href="https://sciencegateways.org/gateways2025" office:target-frame-name="_top" xlink:show="replace"><text:span text:style-name="T178">Science Gateways (SGX3)</text:span></text:a></text:p>
          </table:table-cell>
          <table:table-cell table:style-name="TableCell179">
            <text:p text:style-name="P180">varies</text:p>
          </table:table-cell>
          <table:table-cell table:style-name="TableCell181">
            <text:p text:style-name="P182">$0 (NSF)</text:p>
          </table:table-cell>
          <table:table-cell table:style-name="TableCell183">
            <text:p text:style-name="P184">varies</text:p>
          </table:table-cell>
        </table:table-row>
        <table:table-row table:style-name="TableRow185">
          <table:table-cell table:style-name="TableCell186">
            <text:p text:style-name="P187"><text:a xlink:href="https://confab25.es.net/" office:target-frame-name="_top" xlink:show="replace"><text:span text:style-name="T188">Confab (DOE)</text:span></text:a></text:p>
          </table:table-cell>
          <table:table-cell table:style-name="TableCell189">
            <text:p text:style-name="P190">varies</text:p>
          </table:table-cell>
          <table:table-cell table:style-name="TableCell191">
            <text:p text:style-name="P192">low $</text:p>
          </table:table-cell>
          <table:table-cell table:style-name="TableCell193">
            <text:p text:style-name="P194">early April</text:p>
          </table:table-cell>
        </table:table-row>
        <table:table-row table:style-name="TableRow195">
          <table:table-cell table:style-name="TableCell196">
            <text:p text:style-name="P197"><text:a xlink:href="https://www.imsi.institute/" office:target-frame-name="_top" xlink:show="replace"><text:span text:style-name="T198">Institute for Mathematical and Statistical Innovation (IMSI)</text:span></text:a></text:p>
          </table:table-cell>
          <table:table-cell table:style-name="TableCell199">
            <text:p text:style-name="P200">varies</text:p>
          </table:table-cell>
          <table:table-cell table:style-name="TableCell201">
            <text:p text:style-name="P202">$0 (NSF)</text:p>
          </table:table-cell>
          <table:table-cell table:style-name="TableCell203">
            <text:p text:style-name="P204">varies</text:p>
          </table:table-cell>
        </table:table-row>
      </table:table>
      <text:list text:style-name="LFO15" text:continue-numbering="true">
        <text:list-item>
          <text:p text:style-name="P205"><text:span text:style-name="T206">There are plenty of zero-cost and low-cost U.S. domestic events for learning about HPC resources at the<text:s/></text:span><text:span text:style-name="T207">Infrastructure</text:span><text:span text:style-name="T208">-level.</text:span></text:p>
        </text:list-item>
      </text:list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header-rows>
          <table:table-row table:style-name="TableRow214">
            <table:table-cell table:style-name="TableCell215">
              <text:p text:style-name="P216">Name</text:p>
            </table:table-cell>
            <table:table-cell table:style-name="TableCell217">
              <text:p text:style-name="P218">Venue</text:p>
            </table:table-cell>
            <table:table-cell table:style-name="TableCell219">
              <text:p text:style-name="P220">Cost</text:p>
            </table:table-cell>
            <table:table-cell table:style-name="TableCell221">
              <text:p text:style-name="P222">Timeframe</text:p>
            </table:table-cell>
          </table:table-row>
        </table:table-header-rows>
        <table:table-row table:style-name="TableRow223">
          <table:table-cell table:style-name="TableCell224">
            <text:p text:style-name="P225"><text:a xlink:href="https://rcsi.swarthmore.edu/" office:target-frame-name="_top" xlink:show="replace"><text:span text:style-name="T226">Research Computing at Smaller Institutions (RCSI)</text:span></text:a></text:p>
          </table:table-cell>
          <table:table-cell table:style-name="TableCell227">
            <text:p text:style-name="P228">Swarthmore, PA</text:p>
          </table:table-cell>
          <table:table-cell table:style-name="TableCell229">
            <text:p text:style-name="P230">$0 (NSF)</text:p>
          </table:table-cell>
          <table:table-cell table:style-name="TableCell231">
            <text:p text:style-name="P232">early June</text:p>
          </table:table-cell>
        </table:table-row>
        <table:table-row table:style-name="TableRow233">
          <table:table-cell table:style-name="TableCell234">
            <text:p text:style-name="P235"><text:a xlink:href="https://portal.nrp.ai/6nrp-workshop/" office:target-frame-name="_top" xlink:show="replace"><text:span text:style-name="T236">National Research Platform (NRP)</text:span></text:a></text:p>
          </table:table-cell>
          <table:table-cell table:style-name="TableCell237">
            <text:p text:style-name="P238">UCSD, CA</text:p>
          </table:table-cell>
          <table:table-cell table:style-name="TableCell239">
            <text:p text:style-name="P240">$600</text:p>
          </table:table-cell>
          <table:table-cell table:style-name="TableCell241">
            <text:p text:style-name="P242">late January</text:p>
          </table:table-cell>
        </table:table-row>
        <table:table-row table:style-name="TableRow243">
          <table:table-cell table:style-name="TableCell244">
            <text:p text:style-name="P245"><text:a xlink:href="https://sc25.supercomputing.org/" office:target-frame-name="_top" xlink:show="replace"><text:span text:style-name="T246">Supercomputing (SC)</text:span></text:a></text:p>
          </table:table-cell>
          <table:table-cell table:style-name="TableCell247">
            <text:p text:style-name="P248">St. Louis, Denver, Atlanta</text:p>
          </table:table-cell>
          <table:table-cell table:style-name="TableCell249">
            <text:p text:style-name="P250">low $</text:p>
          </table:table-cell>
          <table:table-cell table:style-name="TableCell251">
            <text:p text:style-name="P252">mid November</text:p>
          </table:table-cell>
        </table:table-row>
        <table:table-row table:style-name="TableRow253">
          <table:table-cell table:style-name="TableCell254">
            <text:p text:style-name="P255"><text:a xlink:href="https://cenic.org/events" office:target-frame-name="_top" xlink:show="replace"><text:span text:style-name="T256">Corporation for Networking and Research (CENIC)</text:span></text:a></text:p>
          </table:table-cell>
          <table:table-cell table:style-name="TableCell257">
            <text:p text:style-name="P258">varies</text:p>
          </table:table-cell>
          <table:table-cell table:style-name="TableCell259">
            <text:p text:style-name="P260">low $</text:p>
          </table:table-cell>
          <table:table-cell table:style-name="TableCell261">
            <text:p text:style-name="P262">late March</text:p>
          </table:table-cell>
        </table:table-row>
        <table:table-row table:style-name="TableRow263">
          <table:table-cell table:style-name="TableCell264">
            <text:p text:style-name="P265"><text:a xlink:href="https://www.socallinuxexpo.org/scale/22x" office:target-frame-name="_top" xlink:show="replace"><text:span text:style-name="T266">Southern California Linux Expo (SCaLE)</text:span></text:a></text:p>
          </table:table-cell>
          <table:table-cell table:style-name="TableCell267">
            <text:p text:style-name="P268">Pasadena, CA</text:p>
          </table:table-cell>
          <table:table-cell table:style-name="TableCell269">
            <text:p text:style-name="P270">low $</text:p>
          </table:table-cell>
          <table:table-cell table:style-name="TableCell271">
            <text:p text:style-name="P272">early March</text:p>
          </table:table-cell>
        </table:table-row>
      </table:table>
      <text:list text:style-name="LFO16" text:continue-numbering="true">
        <text:list-item>
          <text:p text:style-name="P273"><text:span text:style-name="T274">And the list of<text:s/></text:span><text:span text:style-name="T275">International</text:span><text:span text:style-name="T276"><text:s/>events for learning about HPR resources is growing quickly.</text:span></text:p>
        </text:list-item>
      </text:list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header-rows>
          <table:table-row table:style-name="TableRow282">
            <table:table-cell table:style-name="TableCell283">
              <text:p text:style-name="P284">Name</text:p>
            </table:table-cell>
            <table:table-cell table:style-name="TableCell285">
              <text:p text:style-name="P286">Venue</text:p>
            </table:table-cell>
            <table:table-cell table:style-name="TableCell287">
              <text:p text:style-name="P288">Cost</text:p>
            </table:table-cell>
            <table:table-cell table:style-name="TableCell289">
              <text:p text:style-name="P290">Timeframe</text:p>
            </table:table-cell>
          </table:table-row>
        </table:table-header-rows>
        <table:table-row table:style-name="TableRow291">
          <table:table-cell table:style-name="TableCell292">
            <text:p text:style-name="P293"><text:a xlink:href="https://www.hpcsummerschool.it/" office:target-frame-name="_top" xlink:show="replace"><text:span text:style-name="T294">CINI HPC Summer School (CINI)</text:span></text:a></text:p>
          </table:table-cell>
          <table:table-cell table:style-name="TableCell295">
            <text:p text:style-name="P296">Naples, Italy</text:p>
          </table:table-cell>
          <table:table-cell table:style-name="TableCell297">
            <text:p text:style-name="P298">N/A</text:p>
          </table:table-cell>
          <table:table-cell table:style-name="TableCell299">
            <text:p text:style-name="P300">mid June</text:p>
          </table:table-cell>
        </table:table-row>
      </table:table>
      <text:list text:style-name="LFO17" text:continue-numbering="true">
        <text:list-item>
          <text:p text:style-name="P301">The following are some of the Fellowships available:<text:s/></text:p>
          <text:list text:continue-numbering="true">
            <text:list-item>
              <text:p text:style-name="P302"><text:a xlink:href="https://icicle.osu.edu/education-and-outreach/icicle-educational-fellows-program" office:target-frame-name="_top" xlink:show="replace"><text:span text:style-name="T303">ICICLE: Intelligent CI with Computational Learning in the Environment (ICICLE)</text:span></text:a></text:p>
            </text:list-item>
          </text:list>
        </text:list-item>
      </text:list>
      <text:p text:style-name="P304">National Workshops<text:s/></text:p>
      <text:h text:style-name="P305" text:outline-level="2">Natonal Workshops</text:h>
      <text:list text:style-name="LFO18" text:continue-numbering="true">
        <text:list-item>
          <text:p text:style-name="P306"><text:span text:style-name="T307">There are plenty of<text:s/></text:span><text:span text:style-name="T308">in-person</text:span><text:span text:style-name="T309"><text:s/>events for learning about HPR resources.</text:span></text:p>
        </text:list-item>
      </text:list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header-rows>
          <table:table-row table:style-name="TableRow315">
            <table:table-cell table:style-name="TableCell316">
              <text:p text:style-name="P317">Name</text:p>
            </table:table-cell>
            <table:table-cell table:style-name="TableCell318">
              <text:p text:style-name="P319">Venue</text:p>
            </table:table-cell>
            <table:table-cell table:style-name="TableCell320">
              <text:p text:style-name="P321">Cost</text:p>
            </table:table-cell>
            <table:table-cell table:style-name="TableCell322">
              <text:p text:style-name="P323">Timeframe</text:p>
            </table:table-cell>
          </table:table-row>
        </table:table-header-rows>
        <table:table-row table:style-name="TableRow324">
          <table:table-cell table:style-name="TableCell325">
            <text:p text:style-name="P326"><text:a xlink:href="https://osg-htc.org/school-2025/" office:target-frame-name="_top" xlink:show="replace"><text:span text:style-name="T327">Open Science Grig (OSG)</text:span></text:a></text:p>
          </table:table-cell>
          <table:table-cell table:style-name="TableCell328">
            <text:p text:style-name="P329">U of Wisconsin-Madion, WI</text:p>
          </table:table-cell>
          <table:table-cell table:style-name="TableCell330">
            <text:p text:style-name="P331">$0 (NSF)</text:p>
          </table:table-cell>
          <table:table-cell table:style-name="TableCell332">
            <text:p text:style-name="P333">late June</text:p>
          </table:table-cell>
        </table:table-row>
        <table:table-row table:style-name="TableRow334">
          <table:table-cell table:style-name="TableCell335">
            <text:p text:style-name="P336"><text:a xlink:href="https://na.eventscloud.com/website/83760/" office:target-frame-name="_top" xlink:show="replace"><text:span text:style-name="T337">HPC and Data Science Summer Institute (SDSC)</text:span></text:a></text:p>
          </table:table-cell>
          <table:table-cell table:style-name="TableCell338">
            <text:p text:style-name="P339">UCSD, CA</text:p>
          </table:table-cell>
          <table:table-cell table:style-name="TableCell340">
            <text:p text:style-name="P341">$350</text:p>
          </table:table-cell>
          <table:table-cell table:style-name="TableCell342">
            <text:p text:style-name="P343">late July - early August</text:p>
          </table:table-cell>
        </table:table-row>
        <table:table-row table:style-name="TableRow344">
          <table:table-cell table:style-name="TableCell345">
            <text:p text:style-name="P346"><text:a xlink:href="https://www.nersc.gov/users/training/events/2025/international-hpc-summer-school-july-2025/" office:target-frame-name="_top" xlink:show="replace"><text:span text:style-name="T347">NERSC International HPC Summer School (NERSC)</text:span></text:a></text:p>
          </table:table-cell>
          <table:table-cell table:style-name="TableCell348">
            <text:p text:style-name="P349">varies</text:p>
          </table:table-cell>
          <table:table-cell table:style-name="TableCell350">
            <text:p text:style-name="P351">$0 (DOE)</text:p>
          </table:table-cell>
          <table:table-cell table:style-name="TableCell352">
            <text:p text:style-name="P353">early July</text:p>
          </table:table-cell>
        </table:table-row>
        <table:table-row table:style-name="TableRow354">
          <table:table-cell table:style-name="TableCell355">
            <text:p text:style-name="P356"><text:a xlink:href="https://knit.fabric-testbed.net/" office:target-frame-name="_top" xlink:show="replace"><text:span text:style-name="T357">KNIT (FABRIC)</text:span></text:a></text:p>
          </table:table-cell>
          <table:table-cell table:style-name="TableCell358">
            <text:p text:style-name="P359">varies</text:p>
          </table:table-cell>
          <table:table-cell table:style-name="TableCell360">
            <text:p text:style-name="P361">$0 (NSF)</text:p>
          </table:table-cell>
          <table:table-cell table:style-name="TableCell362">
            <text:p text:style-name="P363">mid March</text:p>
          </table:table-cell>
        </table:table-row>
      </table:table>
      <text:list text:style-name="LFO19" text:continue-numbering="true">
        <text:list-item>
          <text:p text:style-name="P364"><text:span text:style-name="T365">There are plenty of<text:s/></text:span><text:span text:style-name="T366">virtual</text:span><text:span text:style-name="T367"><text:s/>events for learning about HPR resources.</text:span></text:p>
        </text:list-item>
      </text:list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header-rows>
          <table:table-row table:style-name="TableRow373">
            <table:table-cell table:style-name="TableCell374">
              <text:p text:style-name="P375">Name</text:p>
            </table:table-cell>
            <table:table-cell table:style-name="TableCell376">
              <text:p text:style-name="P377">Venue</text:p>
            </table:table-cell>
            <table:table-cell table:style-name="TableCell378">
              <text:p text:style-name="P379">Cost</text:p>
            </table:table-cell>
            <table:table-cell table:style-name="TableCell380">
              <text:p text:style-name="P381">Timeframe</text:p>
            </table:table-cell>
          </table:table-row>
        </table:table-header-rows>
        <table:table-row table:style-name="TableRow382">
          <table:table-cell table:style-name="TableCell383">
            <text:p text:style-name="P384"><text:a xlink:href="https://www.oscer.ou.edu/virtualresidency2024.php" office:target-frame-name="_top" xlink:show="replace"><text:span text:style-name="T385">OU Supercomputing Center for Education &amp; Research (OU)</text:span></text:a></text:p>
          </table:table-cell>
          <table:table-cell table:style-name="TableCell386">
            <text:p text:style-name="P387">virtual, synchronous</text:p>
          </table:table-cell>
          <table:table-cell table:style-name="TableCell388">
            <text:p text:style-name="P389">$0 (NSF)</text:p>
          </table:table-cell>
          <table:table-cell table:style-name="TableCell390">
            <text:p text:style-name="P391">late June</text:p>
          </table:table-cell>
        </table:table-row>
        <table:table-row table:style-name="TableRow392">
          <table:table-cell table:style-name="TableCell393">
            <text:p text:style-name="P394"><text:a xlink:href="https://www.hpc-training.org/moodle/enrol/index.php?id=101" office:target-frame-name="_top" xlink:show="replace"><text:span text:style-name="T395">HPC Pathways (NCSA)</text:span></text:a></text:p>
          </table:table-cell>
          <table:table-cell table:style-name="TableCell396">
            <text:p text:style-name="P397">virtual, asynchronous</text:p>
          </table:table-cell>
          <table:table-cell table:style-name="TableCell398">
            <text:p text:style-name="P399">$0</text:p>
          </table:table-cell>
          <table:table-cell table:style-name="TableCell400">
            <text:p text:style-name="P401">on-going</text:p>
          </table:table-cell>
        </table:table-row>
        <table:table-row table:style-name="TableRow402">
          <table:table-cell table:style-name="TableCell403">
            <text:p text:style-name="P404"><text:a xlink:href="https://cvw.cac.cornell.edu/roadmaps" office:target-frame-name="_top" xlink:show="replace"><text:span text:style-name="T405">Cornell Roadmaps</text:span></text:a></text:p>
          </table:table-cell>
          <table:table-cell table:style-name="TableCell406">
            <text:p text:style-name="P407">virtual</text:p>
          </table:table-cell>
          <table:table-cell table:style-name="TableCell408">
            <text:p text:style-name="P409">$0</text:p>
          </table:table-cell>
          <table:table-cell table:style-name="TableCell410">
            <text:p text:style-name="P411">asynchronous, on-going</text:p>
          </table:table-cell>
        </table:table-row>
        <table:table-row table:style-name="TableRow412">
          <table:table-cell table:style-name="TableCell413">
            <text:p text:style-name="P414"><text:a xlink:href="https://www.hpc-carpentry.org/" office:target-frame-name="_top" xlink:show="replace"><text:span text:style-name="T415">HPC Carpentry</text:span></text:a></text:p>
          </table:table-cell>
          <table:table-cell table:style-name="TableCell416">
            <text:p text:style-name="P417">in-person and virtual, synchronous</text:p>
          </table:table-cell>
          <table:table-cell table:style-name="TableCell418">
            <text:p text:style-name="P419">$0</text:p>
          </table:table-cell>
          <table:table-cell table:style-name="TableCell420">
            <text:p text:style-name="P421">varies</text:p>
          </table:table-cell>
        </table:table-row>
        <table:table-row table:style-name="TableRow422">
          <table:table-cell table:style-name="TableCell423">
            <text:p text:style-name="P424"><text:a xlink:href="https://campuschampions.cyberinfrastructure.org/knowledge-base/resources" office:target-frame-name="_top" xlink:show="replace"><text:span text:style-name="T425">(comprehensive, searchable list of resources</text:span></text:a></text:p>
          </table:table-cell>
          <table:table-cell table:style-name="TableCell426">
            <text:p text:style-name="P427">N/A</text:p>
          </table:table-cell>
          <table:table-cell table:style-name="TableCell428">
            <text:p text:style-name="P429">$0</text:p>
          </table:table-cell>
          <table:table-cell table:style-name="TableCell430">
            <text:p text:style-name="P431">varies</text:p>
          </table:table-cell>
        </table:table-row>
      </table:table>
      <text:p text:style-name="P432">Upskilling - Professional Associations/Societies<text:s/></text:p>
      <text:h text:style-name="P433" text:outline-level="2">Upskilling - Professional Associations/Societies</text:h>
      <text:list text:style-name="LFO20" text:continue-numbering="true">
        <text:list-item>
          <text:p text:style-name="P434"><text:span text:style-name="T435">Faculty - These HPC resources should be of use to<text:s/></text:span><text:span text:style-name="T436">Faculty</text:span><text:span text:style-name="T437"><text:s/>over time.</text:span></text:p>
          <text:list text:continue-numbering="true">
            <text:list-item>
              <text:p text:style-name="P438"><text:a xlink:href="https://ropensci.org/" office:target-frame-name="_top" xlink:show="replace"><text:span text:style-name="T439">R OpenSci (ROpenSci)</text:span></text:a></text:p>
            </text:list-item>
            <text:list-item>
              <text:p text:style-name="P440"><text:a xlink:href="https://www.pyopensci.org/" office:target-frame-name="_top" xlink:show="replace"><text:span text:style-name="T441">PyOpenSci (pyOpenSci)</text:span></text:a></text:p>
            </text:list-item>
            <text:list-item>
              <text:p text:style-name="P442"><text:a xlink:href="https://juliacon.org/2025/" office:target-frame-name="_top" xlink:show="replace"><text:span text:style-name="T443">JuliaCon (annual Summer conference abstracts, proceedings)</text:span></text:a></text:p>
            </text:list-item>
            <text:list-item>
              <text:p text:style-name="P444"><text:a xlink:href="https://forrt.org/" office:target-frame-name="_top" xlink:show="replace"><text:span text:style-name="T445">Framework for Open and Reproducible Research Training (FORRT)</text:span></text:a></text:p>
            </text:list-item>
            <text:list-item>
              <text:p text:style-name="P446"><text:a xlink:href="https://www.openacc.org/" office:target-frame-name="_top" xlink:show="replace"><text:span text:style-name="T447">Open Accelerated Computing (OpenACC) (C/C++ optimizations for research, annual Summer conference)</text:span></text:a></text:p>
            </text:list-item>
            <text:list-item>
              <text:p text:style-name="P448">(and check your discipline's pre-conference workshops and related conference themes for HPC events)</text:p>
            </text:list-item>
          </text:list>
        </text:list-item>
        <text:list-item>
          <text:p text:style-name="P449"><text:span text:style-name="T450">Staff - These HPC resources should be of use to<text:s/></text:span><text:span text:style-name="T451">Staff</text:span><text:span text:style-name="T452"><text:s/>over time.</text:span></text:p>
          <text:list text:continue-numbering="true">
            <text:list-item>
              <text:p text:style-name="P453"><text:a xlink:href="https://us-rse.org/" office:target-frame-name="_top" xlink:show="replace"><text:span text:style-name="T454">US Research Software Engineering Association (US-RSE)</text:span></text:a></text:p>
            </text:list-item>
            <text:list-item>
              <text:p text:style-name="P455"><text:a xlink:href="https://carcc.org/" office:target-frame-name="_top" xlink:show="replace"><text:span text:style-name="T456">Campus Research Computing Consortium (CaRCC)</text:span></text:a></text:p>
            </text:list-item>
            <text:list-item>
              <text:p text:style-name="P457"><text:a xlink:href="https://campuschampions.cyberinfrastructure.org/" office:target-frame-name="_top" xlink:show="replace"><text:span text:style-name="T458">Campus Champions</text:span></text:a></text:p>
            </text:list-item>
            <text:list-item>
              <text:p text:style-name="P459"><text:a xlink:href="https://openondemand.org/" office:target-frame-name="_top" xlink:show="replace"><text:span text:style-name="T460">OpenOnDemand</text:span></text:a></text:p>
            </text:list-item>
            <text:list-item>
              <text:p text:style-name="P461"><text:a xlink:href="https://internet2.edu/community/research-engagement/research-community/" office:target-frame-name="_top" xlink:show="replace"><text:span text:style-name="T462">Internet2 Research Engagement</text:span></text:a></text:p>
            </text:list-item>
            <text:list-item>
              <text:p text:style-name="P463"><text:a xlink:href="https://www.educause.edu/community/research-computing-and-data-community-group" office:target-frame-name="_top" xlink:show="replace"><text:span text:style-name="T464">EduCause Research Computing and Data Community Group</text:span></text:a></text:p>
            </text:list-item>
          </text:list>
        </text:list-item>
        <text:list-item>
          <text:p text:style-name="P465"><text:span text:style-name="T466">Administration - These HPC resources should be of use to<text:s/></text:span><text:span text:style-name="T467">Administration</text:span><text:span text:style-name="T468"><text:s/>over time.</text:span></text:p>
          <text:list text:continue-numbering="true">
            <text:list-item>
              <text:p text:style-name="P469"><text:a xlink:href="https://casc.org/" office:target-frame-name="_top" xlink:show="replace"><text:span text:style-name="T470">Coalition for Academic Scientific Computing (CASC)</text:span></text:a></text:p>
            </text:list-item>
          </text:list>
        </text:list-item>
        <text:list-item>
          <text:p text:style-name="P471">Sundry - These HPC resources should be of use to various individuals over time.</text:p>
          <text:list text:continue-numbering="true">
            <text:list-item>
              <text:p text:style-name="P472"><text:a xlink:href="https://www.es.net/" office:target-frame-name="_top" xlink:show="replace"><text:span text:style-name="T473">ES NET (DOE)</text:span></text:a></text:p>
            </text:list-item>
            <text:list-item>
              <text:p text:style-name="P474"><text:a xlink:href="https://www.thequilt.net/" office:target-frame-name="_top" xlink:show="replace"><text:span text:style-name="T475">The Quilt</text:span></text:a></text:p>
            </text:list-item>
            <text:list-item>
              <text:p text:style-name="P476"><text:a xlink:href="https://portal.fabric-testbed.net/about/about-fabric" office:target-frame-name="_top" xlink:show="replace"><text:span text:style-name="T477">Fabric</text:span></text:a></text:p>
            </text:list-item>
          </text:list>
        </text:list-item>
        <text:list-item>
          <text:p text:style-name="P478">Sundry - These open source resources should be of use to various individuals over time.</text:p>
          <text:list text:continue-numbering="true">
            <text:list-item>
              <text:p text:style-name="P479"><text:a xlink:href="https://www.socallinuxexpo.org/scale/22x/presentations/building-network-open-source-program-offices-university-california" office:target-frame-name="_top" xlink:show="replace"><text:span text:style-name="T480">UC Open Source Program Offices)</text:span></text:a></text:p>
            </text:list-item>
            <text:list-item>
              <text:p text:style-name="P481"><text:a xlink:href="https://teachingopensource.org/POSSE" office:target-frame-name="_top" xlink:show="replace"><text:span text:style-name="T482">Professional Development for Instructors Interested in Student Participation in Humanitarian Free and Open Source Software (POSSE)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ayne Smith</meta:initial-creator>
    <dc:creator>Wayne Smith</dc:creator>
    <meta:creation-date>2025-03-21T22:23:00Z</meta:creation-date>
    <dc:date>2025-03-21T22:23:00Z</dc:date>
    <meta:print-date>2025-03-21T22:22:00Z</meta:print-date>
    <meta:template xlink:href="Normal.dotm" xlink:type="simple"/>
    <meta:editing-cycles>2</meta:editing-cycles>
    <meta:editing-duration>PT60S</meta:editing-duration>
    <meta:document-statistic meta:page-count="6" meta:paragraph-count="22" meta:word-count="1658" meta:character-count="11091" meta:row-count="78" meta:non-whitespace-character-count="9455"/>
  </office:meta>
</office:document-meta>
</file>